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2a218c" style:font-size-asian="15pt" style:font-size-complex="15pt"/>
    </style:style>
    <style:style style:name="P5" style:family="paragraph" style:parent-style-name="LO-Normal1">
      <style:paragraph-properties fo:margin-left="0cm" fo:margin-right="0cm" fo:text-align="start" style:justify-single-word="false" fo:text-indent="0cm" style:auto-text-indent="false"/>
      <style:text-properties officeooo:paragraph-rsid="00213df9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a49c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9ac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c2b5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df5f" officeooo:paragraph-rsid="001a49c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4b5cce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19c6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1" fo:font-size="11pt" fo:language="pt" fo:country="BR" fo:font-weight="bold" officeooo:rsid="000f583d" officeooo:paragraph-rsid="001c2b5f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fo:font-weight="bold" officeooo:rsid="0007aab8" officeooo:paragraph-rsid="000f583d" style:font-size-asian="11pt" style:font-weight-asian="bold" style:font-size-complex="11pt" style:font-weight-complex="bold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paragraph-rsid="001c2b5f" style:font-size-asian="11pt" style:font-size-complex="11pt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paragraph-rsid="002d81e8" style:font-size-asian="11pt" style:font-size-complex="11pt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rsid="0007aab8" officeooo:paragraph-rsid="000f583d" style:font-size-asian="11pt" style:font-size-complex="11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c2b5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fo:font-size="11pt" officeooo:paragraph-rsid="001b3dd3" style:font-size-asian="11pt" style:font-size-complex="11pt"/>
    </style:style>
    <style:style style:name="P21" style:family="paragraph" style:parent-style-name="Standard">
      <style:paragraph-properties fo:margin-left="1.249cm" fo:margin-right="0cm" fo:text-indent="0cm" style:auto-text-indent="false"/>
      <style:text-properties fo:font-size="11pt" officeooo:paragraph-rsid="001b9acc" style:font-size-asian="11pt" style:font-size-complex="11pt"/>
    </style:style>
    <style:style style:name="P22" style:family="paragraph" style:parent-style-name="Standard">
      <style:paragraph-properties fo:margin-left="1.249cm" fo:margin-right="0cm" fo:text-indent="0cm" style:auto-text-indent="false"/>
      <style:text-properties fo:font-size="11pt" officeooo:paragraph-rsid="002d81e8" style:font-size-asian="11pt" style:font-size-complex="11pt"/>
    </style:style>
    <style:style style:name="P23" style:family="paragraph" style:parent-style-name="LO-Normal">
      <style:text-properties fo:font-size="11pt" style:font-size-asian="11pt" style:font-size-complex="11pt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paragraph-rsid="0002101b" style:font-size-asian="11pt" style:font-size-complex="11pt"/>
    </style:style>
    <style:style style:name="P26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93743" officeooo:paragraph-rsid="00193743" style:font-size-asian="11pt" style:font-size-complex="11pt"/>
    </style:style>
    <style:style style:name="P27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93743" officeooo:paragraph-rsid="000cf120" style:font-size-asian="11pt" style:font-size-complex="11pt"/>
    </style:style>
    <style:style style:name="P28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2101b" officeooo:paragraph-rsid="0002101b" style:font-size-asian="11pt" style:font-size-complex="11pt"/>
    </style:style>
    <style:style style:name="P29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cf120" officeooo:paragraph-rsid="000cf120" style:font-size-asian="11pt" style:font-size-complex="11pt"/>
    </style:style>
    <style:style style:name="P30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f583d" officeooo:paragraph-rsid="000f583d" style:font-size-asian="11pt" style:font-size-complex="11pt"/>
    </style:style>
    <style:style style:name="P31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32" style:family="paragraph" style:parent-style-name="LO-Normal">
      <style:text-properties officeooo:paragraph-rsid="00213df9"/>
    </style:style>
    <style:style style:name="P33" style:family="paragraph" style:parent-style-name="CabecalhoTabela">
      <style:paragraph-properties style:snap-to-layout-grid="false"/>
      <style:text-properties officeooo:paragraph-rsid="00213df9"/>
    </style:style>
    <style:style style:name="P34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213df9"/>
    </style:style>
    <style:style style:name="P35" style:family="paragraph" style:parent-style-name="Texto_20_tabela">
      <style:paragraph-properties fo:text-align="center" style:justify-single-word="false" style:snap-to-layout-grid="false"/>
      <style:text-properties officeooo:paragraph-rsid="00213df9"/>
    </style:style>
    <style:style style:name="P36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213df9"/>
    </style:style>
    <style:style style:name="P37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213df9"/>
    </style:style>
    <style:style style:name="P38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  <style:text-properties officeooo:paragraph-rsid="002206e1"/>
    </style:style>
    <style:style style:name="P39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size="11pt" fo:font-weight="bold" officeooo:paragraph-rsid="0002101b" style:font-size-asian="11pt" style:font-weight-asian="bold" style:font-size-complex="11pt" style:font-weight-complex="bold"/>
    </style:style>
    <style:style style:name="P40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41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4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paragraph-rsid="00213df9"/>
    </style:style>
    <style:style style:name="P4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213df9"/>
    </style:style>
    <style:style style:name="P4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213df9"/>
    </style:style>
    <style:style style:name="P45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46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7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paragraph-rsid="000cf120" style:letter-kerning="true" style:font-size-asian="11pt" style:language-asian="zh" style:country-asian="CN" style:font-name-complex="Arial" style:font-size-complex="11pt" style:language-complex="ar" style:country-complex="SA"/>
    </style:style>
    <style:style style:name="P4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cf120" style:letter-kerning="true" style:font-size-asian="11pt" style:language-asian="zh" style:country-asian="CN" style:font-name-complex="Arial" style:font-size-complex="11pt" style:language-complex="ar" style:country-complex="SA"/>
    </style:style>
    <style:style style:name="P5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5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118e2" style:font-weight-asian="bold" style:font-weight-complex="bold"/>
    </style:style>
    <style:style style:name="T3" style:family="text">
      <style:text-properties fo:font-weight="bold" officeooo:rsid="001a49ce" style:font-weight-asian="bold" style:font-weight-complex="bold"/>
    </style:style>
    <style:style style:name="T4" style:family="text">
      <style:text-properties fo:font-weight="bold" officeooo:rsid="000b135c" style:font-weight-asian="bold" style:font-weight-complex="bold"/>
    </style:style>
    <style:style style:name="T5" style:family="text">
      <style:text-properties fo:font-weight="bold" officeooo:rsid="001b9acc" style:font-weight-asian="bold" style:font-weight-complex="bold"/>
    </style:style>
    <style:style style:name="T6" style:family="text">
      <style:text-properties fo:font-weight="bold" officeooo:rsid="001c2b5f" style:font-weight-asian="bold" style:font-weight-complex="bold"/>
    </style:style>
    <style:style style:name="T7" style:family="text">
      <style:text-properties fo:font-weight="bold" officeooo:rsid="00271c10" style:font-weight-asian="bold" style:font-weight-complex="bold"/>
    </style:style>
    <style:style style:name="T8" style:family="text">
      <style:text-properties officeooo:rsid="0002101b"/>
    </style:style>
    <style:style style:name="T9" style:family="text">
      <style:text-properties style:use-window-font-color="true" style:font-name="Arial" fo:font-size="11pt" fo:language="pt" fo:country="BR" officeooo:rsid="0042c90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b135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style:use-window-font-color="true" style:font-name="Arial" fo:font-size="11pt" fo:language="pt" fo:country="BR" officeooo:rsid="000fa0e6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language="pt" fo:country="BR" style:letter-kerning="true" style:font-name-asian="Times New Roman" style:language-asian="zh" style:country-asian="CN" style:font-name-complex="Arial" style:language-complex="ar" style:country-complex="SA"/>
    </style:style>
    <style:style style:name="T13" style:family="text">
      <style:text-properties style:use-window-font-color="true" style:font-name="Arial" fo:language="pt" fo:country="BR" officeooo:rsid="000cf120" style:letter-kerning="true" style:font-name-asian="Times New Roman" style:language-asian="zh" style:country-asian="CN" style:font-name-complex="Arial" style:language-complex="ar" style:country-complex="SA"/>
    </style:style>
    <style:style style:name="T14" style:family="text">
      <style:text-properties style:use-window-font-color="true" style:font-name="Arial" fo:language="pt" fo:country="BR" officeooo:rsid="000f583d" style:letter-kerning="true" style:font-name-asian="Times New Roman" style:language-asian="zh" style:country-asian="CN" style:font-name-complex="Arial" style:language-complex="ar" style:country-complex="SA"/>
    </style:style>
    <style:style style:name="T15" style:family="text">
      <style:text-properties style:use-window-font-color="true" style:font-name="Arial1" fo:language="pt" fo:country="BR" fo:font-weight="normal" officeooo:rsid="002d604c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16" style:family="text">
      <style:text-properties style:use-window-font-color="true" style:font-name="Arial1" fo:language="pt" fo:country="BR" fo:font-weight="normal" officeooo:rsid="001c2b5f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17" style:family="text">
      <style:text-properties style:use-window-font-color="true" style:font-name="Arial1" fo:language="pt" fo:country="BR" officeooo:rsid="000f583d" style:letter-kerning="true" style:font-name-asian="Times New Roman" style:language-asian="zh" style:country-asian="CN" style:font-name-complex="Arial1" style:language-complex="ar" style:country-complex="SA"/>
    </style:style>
    <style:style style:name="T18" style:family="text">
      <style:text-properties style:use-window-font-color="true" style:font-name="Arial1" fo:language="pt" fo:country="BR" officeooo:rsid="001a49ce" style:letter-kerning="true" style:font-name-asian="Times New Roman" style:language-asian="zh" style:country-asian="CN" style:font-name-complex="Arial1" style:language-complex="ar" style:country-complex="SA"/>
    </style:style>
    <style:style style:name="T19" style:family="text">
      <style:text-properties style:use-window-font-color="true" style:font-name="Arial1" fo:language="pt" fo:country="BR" officeooo:rsid="000f583d" style:letter-kerning="true" style:font-name-asian="Arial" style:language-asian="zh" style:country-asian="CN" style:font-name-complex="Arial1" style:language-complex="ar" style:country-complex="SA"/>
    </style:style>
    <style:style style:name="T20" style:family="text">
      <style:text-properties style:use-window-font-color="true" style:font-name="Arial1" fo:language="pt" fo:country="BR" officeooo:rsid="003118e2" style:letter-kerning="true" style:font-name-asian="Arial" style:language-asian="zh" style:country-asian="CN" style:font-name-complex="Arial1" style:language-complex="ar" style:country-complex="SA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fo:font-size="11pt" fo:font-weight="bold" style:font-name-asian="Arial" style:font-size-asian="11pt" style:font-weight-asian="bold" style:font-size-complex="11pt" style:font-weight-complex="bold"/>
    </style:style>
    <style:style style:name="T23" style:family="text">
      <style:text-properties officeooo:rsid="000927e4"/>
    </style:style>
    <style:style style:name="T24" style:family="text">
      <style:text-properties officeooo:rsid="000b135c"/>
    </style:style>
    <style:style style:name="T25" style:family="text">
      <style:text-properties officeooo:rsid="000cf120"/>
    </style:style>
    <style:style style:name="T26" style:family="text">
      <style:text-properties officeooo:rsid="0010f53c"/>
    </style:style>
    <style:style style:name="T27" style:family="text">
      <style:text-properties officeooo:rsid="001a49ce"/>
    </style:style>
    <style:style style:name="T28" style:family="text">
      <style:text-properties officeooo:rsid="003118e2"/>
    </style:style>
    <style:style style:name="T29" style:family="text">
      <style:text-properties style:font-name="Arial1" fo:font-weight="bold" style:font-weight-asian="bold" style:font-name-complex="Arial1" style:font-weight-complex="bold"/>
    </style:style>
    <style:style style:name="T30" style:family="text">
      <style:text-properties style:font-name="Arial1" fo:font-weight="bold" officeooo:rsid="001a49ce" style:font-weight-asian="bold" style:font-name-complex="Arial1" style:font-weight-complex="bold"/>
    </style:style>
    <style:style style:name="T31" style:family="text">
      <style:text-properties style:font-name="Arial1" fo:font-weight="bold" officeooo:rsid="001b9acc" style:font-weight-asian="bold" style:font-name-complex="Arial1" style:font-weight-complex="bold"/>
    </style:style>
    <style:style style:name="T32" style:family="text">
      <style:text-properties style:font-name="Arial1" fo:font-weight="bold" officeooo:rsid="001c2b5f" style:font-weight-asian="bold" style:font-name-complex="Arial1" style:font-weight-complex="bold"/>
    </style:style>
    <style:style style:name="T33" style:family="text">
      <style:text-properties style:font-name="Arial1" fo:font-weight="bold" officeooo:rsid="0007926a" style:font-weight-asian="bold" style:font-name-complex="Arial1" style:font-weight-complex="bold"/>
    </style:style>
    <style:style style:name="T34" style:family="text">
      <style:text-properties style:font-name="Arial1" fo:font-weight="bold" officeooo:rsid="001d43df" style:font-weight-asian="bold" style:font-name-complex="Arial1" style:font-weight-complex="bold"/>
    </style:style>
    <style:style style:name="T35" style:family="text">
      <style:text-properties style:font-name="Arial1" fo:font-weight="bold" officeooo:rsid="001dbd50" style:font-weight-asian="bold" style:font-name-complex="Arial1" style:font-weight-complex="bold"/>
    </style:style>
    <style:style style:name="T36" style:family="text">
      <style:text-properties style:font-name="Arial1" fo:font-weight="bold" officeooo:rsid="00290506" style:font-weight-asian="bold" style:font-name-complex="Arial1" style:font-weight-complex="bold"/>
    </style:style>
    <style:style style:name="T37" style:family="text">
      <style:text-properties style:font-name="Arial1" style:font-name-complex="Arial1"/>
    </style:style>
    <style:style style:name="T38" style:family="text">
      <style:text-properties style:font-name="Arial1" officeooo:rsid="000f583d" style:font-name-complex="Arial1"/>
    </style:style>
    <style:style style:name="T39" style:family="text">
      <style:text-properties style:font-name="Arial1" officeooo:rsid="001a49ce" style:font-name-complex="Arial1"/>
    </style:style>
    <style:style style:name="T40" style:family="text">
      <style:text-properties style:font-name="Arial1" officeooo:rsid="001b3dd3" style:font-name-complex="Arial1"/>
    </style:style>
    <style:style style:name="T41" style:family="text">
      <style:text-properties style:font-name="Arial1" style:font-name-asian="Arial" style:font-name-complex="Arial1"/>
    </style:style>
    <style:style style:name="T42" style:family="text">
      <style:text-properties style:font-name="Arial1" officeooo:rsid="003118e2" style:font-name-asian="Arial" style:font-name-complex="Arial1"/>
    </style:style>
    <style:style style:name="T43" style:family="text">
      <style:text-properties style:font-name="Arial1" officeooo:rsid="000f583d" style:font-name-asian="Arial" style:font-name-complex="Arial1"/>
    </style:style>
    <style:style style:name="T44" style:family="text">
      <style:text-properties style:font-name="Arial1" officeooo:rsid="002d81e8" style:font-name-asian="Arial" style:font-name-complex="Arial1"/>
    </style:style>
    <style:style style:name="T45" style:family="text">
      <style:text-properties fo:color="#000000" style:font-name="Arial1" style:font-name-complex="Arial1"/>
    </style:style>
    <style:style style:name="T46" style:family="text">
      <style:text-properties fo:color="#000000" style:font-name="Arial1" officeooo:rsid="001a49ce" style:font-name-complex="Arial1"/>
    </style:style>
    <style:style style:name="T47" style:family="text">
      <style:text-properties fo:color="#000000" style:font-name="Arial1" style:font-name-asian="Arial" style:font-name-complex="Arial1"/>
    </style:style>
    <style:style style:name="T48" style:family="text">
      <style:text-properties fo:color="#000000" style:font-name="Arial1" officeooo:rsid="001a49ce" style:font-name-asian="Arial" style:font-name-complex="Arial1"/>
    </style:style>
    <style:style style:name="T49" style:family="text">
      <style:text-properties fo:color="#000000" style:font-name="Arial1" officeooo:rsid="00193743" style:font-name-asian="Arial" style:font-name-complex="Arial1"/>
    </style:style>
    <style:style style:name="T50" style:family="text">
      <style:text-properties fo:color="#000000" style:font-name="Arial1" officeooo:rsid="001b3dd3" style:font-name-asian="Arial" style:font-name-complex="Arial1"/>
    </style:style>
    <style:style style:name="T51" style:family="text">
      <style:text-properties fo:color="#000000" style:font-name="Arial1" officeooo:rsid="001b9acc" style:font-name-asian="Arial" style:font-name-complex="Arial1"/>
    </style:style>
    <style:style style:name="T52" style:family="text">
      <style:text-properties fo:color="#000000" style:font-name="Arial1" officeooo:rsid="001dbd50" style:font-name-asian="Arial" style:font-name-complex="Arial1"/>
    </style:style>
    <style:style style:name="T53" style:family="text">
      <style:text-properties style:font-name-asian="Times New Roman"/>
    </style:style>
    <style:style style:name="T54" style:family="text">
      <style:text-properties officeooo:rsid="004b5cce" style:font-name-asian="Times New Roman"/>
    </style:style>
    <style:style style:name="T55" style:family="text">
      <style:text-properties officeooo:rsid="000f583d" style:font-name-asian="Times New Roman"/>
    </style:style>
    <style:style style:name="T56" style:family="text">
      <style:text-properties officeooo:rsid="00023a1f" style:font-name-asian="Times New Roman"/>
    </style:style>
    <style:style style:name="T57" style:family="text">
      <style:text-properties officeooo:rsid="0015e7b6" style:font-name-asian="Times New Roman"/>
    </style:style>
    <style:style style:name="T58" style:family="text">
      <style:text-properties officeooo:rsid="000cf120" style:font-name-asian="Times New Roman"/>
    </style:style>
    <style:style style:name="T59" style:family="text">
      <style:text-properties officeooo:rsid="000f583d"/>
    </style:style>
    <style:style style:name="T60" style:family="text">
      <style:text-properties fo:font-size="12pt" officeooo:rsid="000927e4" style:font-size-asian="12pt" style:font-size-complex="12pt"/>
    </style:style>
    <style:style style:name="T61" style:family="text">
      <style:text-properties fo:language="pt" fo:country="BR" style:language-asian="zh" style:country-asian="CN" style:language-complex="ar" style:country-complex="S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8">GRH</text:span> – Gestão de <text:span text:style-name="T8">Recursos Humanos</text:span></text:p>
      <text:p text:style-name="P2"/>
      <text:p text:style-name="P3">Documento de Especificação de Caso de Uso</text:p>
      <text:p text:style-name="P3"/>
      <text:p text:style-name="P4">UC0<text:span text:style-name="T23">6</text:span> – <text:span text:style-name="T23">Submeter Plano de Estágio</text:span></text:p>
      <text:p text:style-name="P6"/>
      <text:p text:style-name="P5"><text:bookmark-start text:name="__RefHeading__180_15223953852"/><text:bookmark-start text:name="__RefHeading__7635_19061370122"/><text:bookmark-start text:name="__RefHeading__63_12752737862"/><text:bookmark-start text:name="__RefHeading__468_4907624812"/><text:bookmark-start text:name="__RefHeading__45_1787896852"/><text:bookmark text:name="_Ref890524362"/><text:span text:style-name="Fonte_20_parág._20_padrão3"><text:span text:style-name="T1">Histórico</text:span></text:span><text:bookmark-end text:name="__RefHeading__180_15223953852"/><text:bookmark-end text:name="__RefHeading__7635_19061370122"/><text:bookmark-end text:name="__RefHeading__63_12752737862"/><text:bookmark-end text:name="__RefHeading__468_4907624812"/><text:bookmark-end text:name="__RefHeading__45_1787896852"/></text:p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3">Data</text:p>
          </table:table-cell>
          <table:table-cell table:style-name="Tabela1.A1" office:value-type="string">
            <text:p text:style-name="P33">Versão</text:p>
          </table:table-cell>
          <table:table-cell table:style-name="Tabela1.A1" office:value-type="string">
            <text:p text:style-name="P33">Responsável</text:p>
          </table:table-cell>
          <table:table-cell table:style-name="Tabela1.D1" office:value-type="string">
            <text:p text:style-name="P33">Alteração</text:p>
          </table:table-cell>
        </table:table-row>
        <table:table-row table:style-name="Tabela1.1">
          <table:table-cell table:style-name="Tabela1.A1" office:value-type="string">
            <text:p text:style-name="P34"><text:span text:style-name="T23">20/05</text:span>/2015</text:p>
          </table:table-cell>
          <table:table-cell table:style-name="Tabela1.A1" office:value-type="string">
            <text:p text:style-name="P35">1.0</text:p>
          </table:table-cell>
          <table:table-cell table:style-name="Tabela1.A1" office:value-type="string">
            <text:p text:style-name="P34">Beatriz Brito do Rêgo</text:p>
          </table:table-cell>
          <table:table-cell table:style-name="Tabela1.D1" office:value-type="string">
            <text:p text:style-name="P42">Criação do documento</text:p>
          </table:table-cell>
        </table:table-row>
        <table:table-row table:style-name="Tabela1.1">
          <table:table-cell table:style-name="Tabela1.A3" office:value-type="string">
            <text:p text:style-name="P36">28/05/2015</text:p>
          </table:table-cell>
          <table:table-cell table:style-name="Tabela1.A3" office:value-type="string">
            <text:p text:style-name="P36">1,5</text:p>
          </table:table-cell>
          <table:table-cell table:style-name="Tabela1.A3" office:value-type="string">
            <text:p text:style-name="P36">Beatriz Brito do Rêgo</text:p>
          </table:table-cell>
          <table:table-cell table:style-name="Tabela1.D3" office:value-type="string">
            <text:p text:style-name="P43">Atualização do documento</text:p>
          </table:table-cell>
        </table:table-row>
        <table:table-row table:style-name="Tabela1.1">
          <table:table-cell table:style-name="Tabela1.A3" office:value-type="string">
            <text:p text:style-name="P37">25/09/2015</text:p>
          </table:table-cell>
          <table:table-cell table:style-name="Tabela1.A3" office:value-type="string">
            <text:p text:style-name="P37">2.0</text:p>
          </table:table-cell>
          <table:table-cell table:style-name="Tabela1.A3" office:value-type="string">
            <text:p text:style-name="P37">Rayson Santos de Lima</text:p>
          </table:table-cell>
          <table:table-cell table:style-name="Tabela1.D3" office:value-type="string">
            <text:p text:style-name="P44">Alteração no Fluxo, Nova Seção Regras de RN</text:p>
          </table:table-cell>
        </table:table-row>
      </table:table>
      <text:section text:style-name="Sect1" text:name="Seção1">
        <text:list xml:id="list8444100470179926959" text:style-name="WW8Num2">
          <text:list-item>
            <text:h text:style-name="P38" text:outline-level="1"><text:bookmark-start text:name="_Ref418497390"/><text:bookmark-start text:name="_Ref439573339"/>CASOS DE USO: <text:span text:style-name="T60">SUBMETER PLANO DE ESTÁGIO</text:span></text:h>
            <text:list>
              <text:list-item>
                <text:h text:style-name="P39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Normal"><text:span text:style-name="Fonte_20_parág._20_padrão"><text:span text:style-name="T9">Este caso de uso descreve o processo em que </text:span></text:span><text:span text:style-name="Fonte_20_parág._20_padrão"><text:span text:style-name="T10">o estagiário cadastrado no sistema submete seu </text:span></text:span><text:span text:style-name="Fonte_20_parág._20_padrão"><text:span text:style-name="T61">plano</text:span></text:span><text:span text:style-name="Fonte_20_parág._20_padrão"><text:span text:style-name="T11"> do estágio </text:span></text:span><text:span text:style-name="Fonte_20_parág._20_padrão"><text:span text:style-name="T10">no sistema.</text:span></text:span></text:p>
        <text:list xml:id="list102609201726852" text:continue-numbering="true" text:style-name="WW8Num2">
          <text:list-item>
            <text:list>
              <text:list-item>
                <text:h text:style-name="P41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21">Atores</text:span><text:span text:style-name="Fonte_20_parág._20_padrão3"><text:span text:style-name="T22"> </text:span></text:span><text:span text:style-name="T21">Envolvidos</text:span></text:h>
              </text:list-item>
            </text:list>
          </text:list-item>
        </text:list>
        <text:p text:style-name="P23"><text:bookmark-start text:name="_Ref88992566"/>O ator envolvido é o <text:span text:style-name="T24">Estagiário.</text:span></text:p>
        <text:list xml:id="list102609067024773" text:continue-numbering="true" text:style-name="WW8Num2">
          <text:list-item>
            <text:list>
              <text:list-item>
                <text:h text:style-name="P40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21">Fluxo</text:span><text:span text:style-name="Fonte_20_parág._20_padrão3"><text:span text:style-name="T22"> </text:span></text:span><text:span text:style-name="T21">Básico</text:span><text:bookmark-end text:name="_Ref162424072"/></text:h>
              </text:list-item>
            </text:list>
          </text:list-item>
        </text:list>
        <text:p text:style-name="P24"><text:bookmark-end text:name="_Ref88992566"/>1.<text:tab/><text:span text:style-name="T24">Estagiário seleciona a opção “Documentação do Estágio”</text:span></text:p>
        <text:p text:style-name="P26"><text:span text:style-name="T27">2.</text:span> <text:tab/>Sistema exibe última submissão do estagiário com data e hora</text:p>
        <text:p text:style-name="P25"><text:span text:style-name="T27">3</text:span>.<text:tab/><text:span text:style-name="T24">Sistema exibe o campo de submissão do documento de Plano de Estagiário </text:span></text:p>
        <text:p text:style-name="P28"><text:tab/>- <text:span text:style-name="T24">Sistema exibe um modelo do plano de estagio</text:span></text:p>
        <text:p text:style-name="P28"><text:tab/>- <text:span text:style-name="T25">Sistema exibe marcos e prazos para a entrega do Plano de Estagio </text:span></text:p>
        <text:p text:style-name="P27"><text:span text:style-name="T27">4.</text:span><text:tab/>Estagiário seleciona arquivo a ser submetido</text:p>
        <text:p text:style-name="P29"><text:span text:style-name="T27">5</text:span>.<text:tab/>Estagiário confirma a operação</text:p>
        <text:p text:style-name="P30"><text:span text:style-name="T27">6</text:span>.<text:tab/>Sistema registra data e hora da última submissão</text:p>
        <text:p text:style-name="P31"/>
        <text:p text:style-name="P15"><text:span text:style-name="T12">1.</text:span><text:span text:style-name="T13">4</text:span><text:span text:style-name="T12"><text:tab/>Fluxos </text:span><text:span text:style-name="T14">Alternativos </text:span></text:p>
        <text:p text:style-name="P7"><text:span text:style-name="T28"><text:tab/></text:span><text:span text:style-name="T2">1.4.1 – Passo </text:span><text:span text:style-name="T3">2</text:span><text:span text:style-name="T2"> </text:span><text:span text:style-name="T7">Plano de Estagio</text:span><text:span text:style-name="T4"> </text:span><text:span text:style-name="T3">N</text:span><text:span text:style-name="T29">ão </text:span><text:span text:style-name="T30">Submetido</text:span></text:p>
        <text:p text:style-name="P20"><text:span text:style-name="T45">1. </text:span><text:span text:style-name="T46">S</text:span><text:span text:style-name="T45">e</text:span><text:span text:style-name="T47"> </text:span><text:span text:style-name="T48">não houver </text:span><text:span text:style-name="T49">submissão </text:span><text:span text:style-name="T50">do relatório final de estagio</text:span></text:p>
        <text:p text:style-name="P10"><text:soft-page-break/><text:span text:style-name="T38"><text:tab/><text:tab/></text:span><text:span text:style-name="T40">2</text:span><text:span text:style-name="T38">. O</text:span><text:span text:style-name="T43"> </text:span><text:span text:style-name="T38">caso</text:span><text:span text:style-name="T43"> </text:span><text:span text:style-name="T38">de</text:span><text:span text:style-name="T43"> </text:span><text:span text:style-name="T38">uso</text:span><text:span text:style-name="T43"> </text:span><text:span text:style-name="T38">retorna</text:span><text:span text:style-name="T43"> </text:span><text:span text:style-name="T42">ao</text:span><text:span text:style-name="T43"> </text:span><text:span text:style-name="T38">passo </text:span><text:span text:style-name="T39">3</text:span></text:p>
        <text:p text:style-name="P8"><text:span text:style-name="T28"><text:tab/></text:span><text:span text:style-name="T2">1.4.</text:span><text:span text:style-name="T5">2</text:span><text:span text:style-name="T2"> – Passo </text:span><text:span text:style-name="T5">3</text:span><text:span text:style-name="T2"> </text:span><text:span text:style-name="T31">Verificar Tipo de Aquivo (</text:span><text:span text:style-name="T35">PDF</text:span><text:span text:style-name="T31">)</text:span></text:p>
        <text:p text:style-name="P21"><text:span text:style-name="T45">1. </text:span><text:span text:style-name="T46">S</text:span><text:span text:style-name="T45">e</text:span><text:span text:style-name="T47"> </text:span><text:span text:style-name="T51">o</text:span><text:span text:style-name="T48"> </text:span><text:span text:style-name="T51">arquivo submetido não for </text:span><text:span text:style-name="T52">PDF</text:span></text:p>
        <text:p text:style-name="P22"><text:span text:style-name="T37">2. O</text:span><text:span text:style-name="T41"> </text:span><text:span text:style-name="T37">sistema</text:span><text:span text:style-name="T41"> </text:span><text:span text:style-name="T37">exibe</text:span><text:span text:style-name="T41"> </text:span><text:span text:style-name="T37">uma</text:span><text:span text:style-name="T41"> </text:span><text:span text:style-name="T37">mensagem</text:span><text:span text:style-name="T41"> </text:span><text:span text:style-name="T37">informando</text:span><text:span text:style-name="T41"> </text:span><text:span text:style-name="T44">que o tipo de arquivo não é permitido</text:span><text:span text:style-name="T45">;</text:span></text:p>
        <text:p text:style-name="P17"><text:span text:style-name="T17"><text:tab/><text:tab/>3. O</text:span><text:span text:style-name="T19"> </text:span><text:span text:style-name="T17">caso</text:span><text:span text:style-name="T19"> </text:span><text:span text:style-name="T17">de</text:span><text:span text:style-name="T19"> </text:span><text:span text:style-name="T17">uso</text:span><text:span text:style-name="T19"> </text:span><text:span text:style-name="T17">retorna</text:span><text:span text:style-name="T19"> </text:span><text:span text:style-name="T20">ao</text:span><text:span text:style-name="T19"> </text:span><text:span text:style-name="T17">passo </text:span><text:span text:style-name="T18">3</text:span></text:p>
        <text:p text:style-name="P9"/>
        <text:p text:style-name="P19"><text:span text:style-name="T2"><text:tab/>1.4.</text:span><text:span text:style-name="T6">3</text:span><text:span text:style-name="T2"> – Passo </text:span><text:span text:style-name="T3">2</text:span><text:span text:style-name="T2"> </text:span><text:span text:style-name="T36">Plano de Estagio </text:span><text:span text:style-name="T30">Submetido </text:span><text:span text:style-name="T32">com Status </text:span><text:span text:style-name="T33">REJEITADO </text:span><text:span text:style-name="T34">ou ACEITO</text:span></text:p>
        <text:p text:style-name="P16"><text:span text:style-name="T15"><text:tab/><text:tab/></text:span><text:span text:style-name="T16">1</text:span><text:span text:style-name="T15">. O caso de uso é encerrado</text:span></text:p>
        <text:p text:style-name="P14"><text:tab/></text:p>
        <text:p text:style-name="P18"><text:span text:style-name="T12">1.</text:span><text:span text:style-name="T14">5</text:span><text:span text:style-name="T12"><text:tab/>Fluxos de Exceção</text:span></text:p>
        <text:p text:style-name="P11"/>
        <text:list xml:id="list3997691298752574108" text:style-name="L1">
          <text:list-header>
            <text:p text:style-name="P48"><text:span text:style-name="T54">1.</text:span><text:span text:style-name="T55">6</text:span><text:span text:style-name="T56"> <text:tab/></text:span><text:span text:style-name="T57">Pré-Condições</text:span></text:p>
          </text:list-header>
        </text:list>
        <text:p text:style-name="P12">Usuário Autenticado</text:p>
        <text:p text:style-name="P12">Para que o caso de uso seja iniciado é necessário que o usuário esteja autenticando no sistema e possua permissão de acesso a esta funcionalidade.</text:p>
        <text:p text:style-name="P13"/>
        <text:list xml:id="list102609271012198" text:continue-numbering="true" text:style-name="L1">
          <text:list-header>
            <text:p text:style-name="P49"><text:span text:style-name="T53">1.</text:span><text:span text:style-name="T58">6</text:span><text:span text:style-name="T53"> <text:tab/>Pós-Condições</text:span></text:p>
            <text:p text:style-name="P50">Documento de plano de estagiário salvos no sistema</text:p>
            <text:p text:style-name="P50"/>
            <text:p text:style-name="P46">1.<text:span text:style-name="T59">7</text:span> 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26">Regras De Negócio</text:span></text:p>
            <text:list>
              <text:list-item>
                <text:list>
                  <text:list-item>
                    <text:p text:style-name="P47">Aplicar regra RN0001</text:p>
                    <text:p text:style-name="P51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8T10:26:07.364062115</dc:date>
    <meta:print-date>2007-05-07T23:41:00</meta:print-date>
    <meta:editing-cycles>49</meta:editing-cycles>
    <meta:editing-duration>PT5H8M34S</meta:editing-duration>
    <meta:generator>LibreOffice/4.2.7.2$Linux_X86_64 LibreOffice_project/420m0$Build-2</meta:generator>
    <meta:document-statistic meta:table-count="1" meta:image-count="2" meta:object-count="0" meta:page-count="2" meta:paragraph-count="53" meta:word-count="312" meta:character-count="1798" meta:non-whitespace-character-count="1519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